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list-style-name="LFO2"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DefaultParagraphFont" style:family="text">
      <style:text-properties fo:font-style="italic" style:font-style-asian="italic" style:font-style-complex="italic" fo:color="#000000" fo:language="de" fo:country="DE"/>
    </style:style>
    <style:style style:name="T104" style:parent-style-name="DefaultParagraphFont" style:family="text">
      <style:text-properties fo:font-style="italic" style:font-style-asian="italic" style:font-style-complex="italic" fo:color="#000000" fo:language="de" fo:country="DE"/>
    </style:style>
    <style:style style:name="T105" style:parent-style-name="DefaultParagraphFont" style:family="text">
      <style:text-properties fo:font-style="italic" style:font-style-asian="italic" style:font-style-complex="italic" fo:color="#000000" fo:language="en" fo:country="DE"/>
    </style:style>
    <style:style style:name="P106" style:parent-style-name="Überschrift4" style:family="paragraph">
      <style:text-properties fo:language="de" fo:country="DE"/>
    </style:style>
    <style:style style:name="P107" style:parent-style-name="Textbody" style:family="paragraph">
      <style:text-properties fo:language="de" fo:country="DE"/>
    </style:style>
    <style:style style:name="P108" style:parent-style-name="StandardWeb" style:family="paragraph">
      <style:text-properties fo:language="de" fo:country="DE"/>
    </style:style>
    <style:style style:name="T109" style:parent-style-name="Absatz-Standardschriftart" style:family="text">
      <style:text-properties fo:language="de" fo:country="DE"/>
    </style:style>
    <style:style style:name="P110" style:parent-style-name="Überschrift4" style:family="paragraph">
      <style:text-properties fo:language="de" fo:country="DE"/>
    </style:style>
    <style:style style:name="P111" style:parent-style-name="StandardWeb" style:family="paragraph">
      <style:text-properties fo:language="de" fo:country="DE"/>
    </style:style>
    <style:style style:name="P112" style:parent-style-name="StandardWeb" style:family="paragraph">
      <style:text-properties fo:language="de" fo:country="DE"/>
    </style:style>
    <style:style style:name="T113" style:parent-style-name="Absatz-Standardschriftart" style:family="text">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StandardWeb" style:family="paragraph">
      <style:text-properties fo:language="de" fo:country="DE"/>
    </style:style>
    <style:style style:name="P120" style:parent-style-name="Überschrift4" style:family="paragraph">
      <style:text-properties fo:language="de" fo:country="DE"/>
    </style:style>
    <style:style style:name="P121" style:parent-style-name="Textbody" style:family="paragraph">
      <style:text-properties fo:language="de" fo:country="DE"/>
    </style:style>
    <style:style style:name="T122" style:parent-style-name="Absatz-Standardschriftart" style:family="text">
      <style:text-properties fo:language="de" fo:country="DE"/>
    </style:style>
    <style:style style:name="P123" style:parent-style-name="Textbody"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StandardWeb" style:family="paragraph">
      <style:text-properties fo:language="de" fo:country="DE"/>
    </style:style>
    <style:style style:name="P128" style:parent-style-name="Überschrift3" style:family="paragraph">
      <style:text-properties fo:language="de" fo:country="DE"/>
    </style:style>
    <style:style style:name="P129" style:parent-style-name="Textbody" style:family="paragraph">
      <style:text-properties fo:font-style="italic" style:font-style-asian="italic" style:font-style-complex="italic" fo:color="#3465A4" fo:language="de" fo:country="DE"/>
    </style:style>
    <style:style style:name="T130" style:parent-style-name="Absatz-Standardschriftart" style:family="text">
      <style:text-properties fo:font-style="italic" style:font-style-asian="italic" style:font-style-complex="italic" fo:color="#000000" fo:language="de" fo:country="DE"/>
    </style:style>
    <style:style style:name="P131" style:parent-style-name="Überschrift4" style:family="paragraph">
      <style:text-properties fo:language="de" fo:country="DE"/>
    </style:style>
    <style:style style:name="T132" style:parent-style-name="Absatz-Standardschriftart" style:family="text">
      <style:text-properties fo:language="de" fo:country="DE"/>
    </style:style>
    <style:style style:name="T133" style:parent-style-name="Absatz-Standardschriftart" style:family="text">
      <style:text-properties fo:language="de" fo:country="DE"/>
    </style:style>
    <style:style style:name="P134" style:parent-style-name="Überschrift4" style:family="paragraph">
      <style:text-properties fo:language="de" fo:country="DE"/>
    </style:style>
    <style:style style:name="P135" style:parent-style-name="Textbody" style:family="paragraph">
      <style:text-properties fo:font-style="italic" style:font-style-asian="italic" style:font-style-complex="italic" fo:language="de" fo:country="DE"/>
    </style:style>
    <style:style style:name="T136" style:parent-style-name="Absatz-Standardschriftart" style:family="text">
      <style:text-properties fo:font-style="italic" style:font-style-asian="italic" style:font-style-complex="italic" fo:language="de" fo:country="DE"/>
    </style:style>
    <style:style style:name="P137" style:parent-style-name="Überschrift1" style:family="paragraph">
      <style:text-properties fo:language="de" fo:country="DE"/>
    </style:style>
    <style:style style:name="P138" style:parent-style-name="Überschrift3" style:family="paragraph">
      <style:text-properties fo:language="de" fo:country="DE"/>
    </style:style>
    <style:style style:name="P139" style:parent-style-name="Textbody" style:family="paragraph">
      <style:text-properties fo:font-style="italic" style:font-style-asian="italic" style:font-style-complex="italic" fo:color="#3465A4" fo:language="de" fo:country="DE"/>
    </style:style>
    <style:style style:name="P140" style:parent-style-name="Überschrift4" style:family="paragraph">
      <style:text-properties fo:language="de" fo:country="DE"/>
    </style:style>
    <style:style style:name="T141" style:parent-style-name="Absatz-Standardschriftart" style:family="text">
      <style:text-properties fo:color="#000000" fo:language="de" fo:country="DE"/>
    </style:style>
    <style:style style:name="T142" style:parent-style-name="Absatz-Standardschriftart" style:family="text">
      <style:text-properties fo:color="#000000" fo:language="de" fo:country="DE"/>
    </style:style>
    <style:style style:name="P143" style:parent-style-name="Textbody" style:family="paragraph">
      <style:text-properties fo:language="de" fo:country="DE"/>
    </style:style>
    <style:style style:name="P144" style:parent-style-name="Textbody" style:family="paragraph">
      <style:text-properties fo:language="de" fo:country="DE"/>
    </style:style>
    <style:style style:name="P145" style:parent-style-name="Textbody" style:family="paragraph">
      <style:text-properties fo:color="#000000" fo:language="de" fo:country="DE"/>
    </style:style>
    <style:style style:name="P146" style:parent-style-name="Überschrift4" style:family="paragraph">
      <style:text-properties fo:language="de" fo:country="DE"/>
    </style:style>
    <style:style style:name="P147" style:parent-style-name="Textbody" style:family="paragraph">
      <style:text-properties fo:language="de" fo:country="DE"/>
    </style:style>
    <style:style style:name="T148" style:parent-style-name="Absatz-Standardschriftart" style:family="text">
      <style:text-properties fo:color="#000000"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Überschrift4"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StandardWeb" style:family="paragraph">
      <style:text-properties fo:language="de" fo:country="DE"/>
    </style:style>
    <style:style style:name="P162" style:parent-style-name="Überschrift3" style:family="paragraph">
      <style:text-properties fo:language="de" fo:country="DE"/>
    </style:style>
    <style:style style:name="P163" style:parent-style-name="Textbody" style:family="paragraph">
      <style:text-properties fo:font-style="italic" style:font-style-asian="italic" style:font-style-complex="italic" fo:color="#3465A4" fo:language="de" fo:country="DE"/>
    </style:style>
    <style:style style:name="P164" style:parent-style-name="Überschrift4" style:family="paragraph">
      <style:text-properties fo:color="#000000"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StandardWeb" style:family="paragraph">
      <style:text-properties fo:language="de" fo:country="DE"/>
    </style:style>
    <style:style style:name="P168" style:parent-style-name="Überschrift4" style:family="paragraph">
      <style:text-properties fo:color="#000000" fo:language="de" fo:country="DE"/>
    </style:style>
    <style:style style:name="T169" style:parent-style-name="Absatz-Standardschriftart" style:family="text">
      <style:text-properties fo:color="#000000" fo:language="de" fo:country="DE"/>
    </style:style>
    <style:style style:name="P170" style:parent-style-name="Textbody"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StandardWeb" style:family="paragraph">
      <style:text-properties fo:language="de" fo:country="DE"/>
    </style:style>
    <style:style style:name="P174" style:parent-style-name="Überschrift4" style:family="paragraph">
      <style:text-properties fo:color="#000000" fo:language="de" fo:country="DE"/>
    </style:style>
    <style:style style:name="P175" style:parent-style-name="Überschrift4" style:family="paragraph">
      <style:text-properties fo:color="#000000" fo:language="de" fo:country="DE"/>
    </style:style>
    <style:style style:name="T176" style:parent-style-name="Absatz-Standardschriftart" style:family="text">
      <style:text-properties fo:color="#000000" fo:language="de" fo:country="DE"/>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T179" style:parent-style-name="Absatz-Standardschriftart" style:family="text">
      <style:text-properties fo:color="#000000"/>
    </style:style>
    <style:style style:name="P180" style:parent-style-name="Textbody" style:family="paragraph">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T182" style:parent-style-name="Absatz-Standardschriftart" style:family="text">
      <style:text-properties fo:font-style="italic" style:font-style-asian="italic" style:font-style-complex="italic" fo:color="#000000" fo:language="de" fo:country="DE"/>
    </style:style>
    <style:style style:name="P183" style:parent-style-name="Überschrift3" style:family="paragraph">
      <style:text-properties fo:language="de" fo:country="DE"/>
    </style:style>
    <style:style style:name="T184" style:parent-style-name="Absatz-Standardschriftart" style:family="text">
      <style:text-properties fo:font-style="italic" style:font-style-asian="italic" style:font-style-complex="italic" fo:color="#3465A4" fo:language="de" fo:country="DE"/>
    </style:style>
    <style:style style:name="T18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6" style:parent-style-name="Absatz-Standardschriftart" style:family="text">
      <style:text-properties fo:font-style="italic" style:font-style-asian="italic" style:font-style-complex="italic" fo:color="#3465A4" fo:language="de" fo:country="DE"/>
    </style:style>
    <style:style style:name="P187" style:parent-style-name="Textbody" style:family="paragraph">
      <style:text-properties fo:font-style="italic" style:font-style-asian="italic" style:font-style-complex="italic" fo:color="#3465A4" fo:language="de" fo:country="DE"/>
    </style:style>
    <style:style style:name="P188" style:parent-style-name="Überschrift4" style:family="paragraph">
      <style:text-properties fo:language="de" fo:country="DE"/>
    </style:style>
    <style:style style:name="T189" style:parent-style-name="Absatz-Standardschriftart" style:family="text">
      <style:text-properties fo:language="de" fo:country="DE"/>
    </style:style>
    <style:style style:name="T190" style:parent-style-name="Absatz-Standardschriftart" style:family="text">
      <style:text-properties fo:language="de" fo:country="DE"/>
    </style:style>
    <style:style style:name="P191" style:parent-style-name="StandardWeb" style:family="paragraph">
      <style:text-properties fo:language="de" fo:country="DE"/>
    </style:style>
    <style:style style:name="P192" style:parent-style-name="StandardWeb" style:family="paragraph">
      <style:text-properties fo:language="de" fo:country="DE"/>
    </style:style>
    <style:style style:name="P193" style:parent-style-name="Überschrift4" style:family="paragraph">
      <style:text-properties fo:language="de" fo:country="DE"/>
    </style:style>
    <style:style style:name="P194" style:parent-style-name="Überschrift4" style:family="paragraph">
      <style:text-properties fo:language="de" fo:country="DE"/>
    </style:style>
    <style:style style:name="P195" style:parent-style-name="Textbody" style:family="paragraph">
      <style:text-properties fo:language="de" fo:country="DE"/>
    </style:style>
    <style:style style:name="P196" style:parent-style-name="StandardWeb" style:family="paragraph">
      <style:text-properties fo:language="de" fo:country="DE"/>
    </style:style>
    <style:style style:name="P197" style:parent-style-name="StandardWeb" style:list-style-name="LFO3" style:family="paragraph">
      <style:text-properties fo:language="de" fo:country="DE"/>
    </style:style>
    <style:style style:name="P198" style:parent-style-name="StandardWeb" style:list-style-name="LFO3" style:family="paragraph">
      <style:text-properties fo:language="de" fo:country="DE"/>
    </style:style>
    <style:style style:name="P199" style:parent-style-name="StandardWeb" style:list-style-name="LFO3" style:family="paragraph">
      <style:text-properties fo:language="de" fo:country="DE"/>
    </style:style>
    <style:style style:name="P200" style:parent-style-name="StandardWeb" style:family="paragraph">
      <style:paragraph-properties fo:margin-left="0.25in">
        <style:tab-stops/>
      </style:paragraph-properties>
      <style:text-properties fo:language="de" fo:country="DE"/>
    </style:style>
    <style:style style:name="P201" style:parent-style-name="Überschrift3" style:family="paragraph">
      <style:text-properties fo:language="de" fo:country="DE"/>
    </style:style>
    <style:style style:name="P202" style:parent-style-name="Textbody" style:family="paragraph">
      <style:text-properties fo:font-style="italic" style:font-style-asian="italic" style:font-style-complex="italic" fo:color="#3465A4" fo:language="de" fo:country="DE"/>
    </style:style>
    <style:style style:name="P203" style:parent-style-name="Überschrift4" style:family="paragraph">
      <style:text-properties fo:language="de" fo:country="DE"/>
    </style:style>
    <style:style style:name="P204" style:parent-style-name="Textbody" style:family="paragraph">
      <style:text-properties fo:language="de" fo:country="DE"/>
    </style:style>
    <style:style style:name="P205" style:parent-style-name="Textbody" style:family="paragraph">
      <style:text-properties fo:language="de" fo:country="DE"/>
    </style:style>
    <style:style style:name="P206" style:parent-style-name="StandardWeb" style:family="paragraph">
      <style:text-properties fo:language="de" fo:country="DE"/>
    </style:style>
    <style:style style:name="P207" style:parent-style-name="Textbody" style:family="paragraph">
      <style:text-properties fo:language="de" fo:country="DE"/>
    </style:style>
    <style:style style:name="P208" style:parent-style-name="Überschrift4" style:family="paragraph">
      <style:text-properties fo:language="de" fo:country="DE"/>
    </style:style>
    <style:style style:name="T209" style:parent-style-name="Absatz-Standardschriftart" style:family="text">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StandardWeb" style:family="paragraph">
      <style:text-properties fo:language="de" fo:country="DE"/>
    </style:style>
    <style:style style:name="P213" style:parent-style-name="StandardWeb" style:family="paragraph">
      <style:text-properties fo:language="de" fo:country="DE"/>
    </style:style>
    <style:style style:name="P214" style:parent-style-name="Überschrift1" style:family="paragraph">
      <style:text-properties fo:language="de" fo:country="DE"/>
    </style:style>
    <style:style style:name="T215" style:parent-style-name="Absatz-Standardschriftart" style:family="text">
      <style:text-properties fo:language="de" fo:country="DE"/>
    </style:style>
    <style:style style:name="T216" style:parent-style-name="Absatz-Standardschriftart" style:family="text">
      <style:text-properties fo:color="#C9211E" fo:language="de" fo:country="DE"/>
    </style:style>
    <style:style style:name="T217" style:parent-style-name="Absatz-Standardschriftart" style:family="text">
      <style:text-properties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T219"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20" style:parent-style-name="Absatz-Standardschriftart" style:family="text">
      <style:text-properties fo:font-style="italic" style:font-style-asian="italic" style:font-style-complex="italic" fo:color="#3465A4" fo:language="de" fo:country="DE"/>
    </style:style>
    <style:style style:name="P221" style:parent-style-name="Überschrift3" style:family="paragraph">
      <style:text-properties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Textbody" style:family="paragraph">
      <style:text-properties fo:font-style="italic" style:font-style-asian="italic" style:font-style-complex="italic" fo:color="#3465A4" fo:language="de" fo:country="DE"/>
    </style:style>
    <style:style style:name="P224" style:parent-style-name="Überschrift3" style:family="paragraph">
      <style:text-properties fo:language="de" fo:country="DE"/>
    </style:style>
    <style:style style:name="P225" style:parent-style-name="Textbody" style:family="paragraph">
      <style:text-properties fo:font-style="italic" style:font-style-asian="italic" style:font-style-complex="italic" fo:color="#3465A4" fo:language="de" fo:country="DE"/>
    </style:style>
    <style:style style:name="T226" style:parent-style-name="Absatz-Standardschriftart" style:family="text">
      <style:text-properties fo:language="de" fo:country="DE"/>
    </style:style>
    <style:style style:name="T227" style:parent-style-name="Absatz-Standardschriftart" style:family="text">
      <style:text-properties fo:font-size="18pt" style:font-size-asian="18pt" style:font-size-complex="18pt" fo:language="de" fo:country="DE"/>
    </style:style>
    <style:style style:name="T228" style:parent-style-name="Absatz-Standardschriftart" style:family="text">
      <style:text-properties fo:language="de" fo:country="DE"/>
    </style:style>
    <style:style style:name="P229" style:parent-style-name="Überschrift3" style:family="paragraph">
      <style:text-properties fo:language="de" fo:country="DE"/>
    </style:style>
    <style:style style:name="P230" style:parent-style-name="Textbody" style:family="paragraph">
      <style:text-properties fo:font-style="italic" style:font-style-asian="italic" style:font-style-complex="italic" fo:color="#3465A4" fo:language="de" fo:country="DE"/>
    </style:style>
    <style:style style:name="TableColumn232" style:family="table-column">
      <style:table-column-properties style:column-width="2.2527in" style:use-optimal-column-width="false"/>
    </style:style>
    <style:style style:name="TableColumn233" style:family="table-column">
      <style:table-column-properties style:column-width="4.6722in" style:use-optimal-column-width="false"/>
    </style:style>
    <style:style style:name="Table231" style:family="table">
      <style:table-properties style:width="6.925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9" style:parent-style-name="Absatz-Standardschriftart" style:family="text">
      <style:text-properties fo:language="de" fo:country="DE"/>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fo:language="de" fo:country="DE"/>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language="de" fo:country="DE"/>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text-properties fo:language="de" fo:country="DE"/>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fo:language="de" fo:country="DE"/>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Standard" style:family="paragraph">
      <style:text-properties fo:language="de" fo:country="DE"/>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language="de" fo:country="DE"/>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text-properties fo:language="de" fo:country="DE"/>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fo:language="de" fo:country="DE"/>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text-properties fo:language="de" fo:country="DE"/>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fo:language="de" fo:country="DE"/>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text-properties fo:language="de" fo:country="DE"/>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fo:language="de" fo:country="DE"/>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text-properties fo:language="de" fo:country="DE"/>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fo:language="de" fo:country="DE"/>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text-properties fo:language="de" fo:country="DE"/>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fo:language="de" fo:country="DE"/>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fo:language="de" fo:country="DE"/>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text-properties fo:language="de" fo:country="DE"/>
    </style:style>
    <style:style style:name="P287" style:parent-style-name="Textbody" style:family="paragraph">
      <style:text-properties fo:font-style="italic" style:font-style-asian="italic" style:font-style-complex="italic" fo:language="de" fo:country="DE"/>
    </style:style>
    <style:style style:name="P288" style:parent-style-name="Überschrift3" style:family="paragraph">
      <style:text-properties fo:language="de" fo:country="DE"/>
    </style:style>
    <style:style style:name="P289" style:parent-style-name="Textbody" style:family="paragraph">
      <style:text-properties fo:font-style="italic" style:font-style-asian="italic" style:font-style-complex="italic" fo:color="#3465A4" fo:language="de" fo:country="DE"/>
    </style:style>
    <style:style style:name="P290" style:parent-style-name="Überschrift3" style:family="paragraph">
      <style:text-properties fo:language="de" fo:country="DE"/>
    </style:style>
    <style:style style:name="P291" style:parent-style-name="Textbody" style:family="paragraph">
      <style:text-properties fo:font-style="italic" style:font-style-asian="italic" style:font-style-complex="italic" fo:color="#3465A4" fo:language="de" fo:country="DE"/>
    </style:style>
    <style:style style:name="P292" style:parent-style-name="Überschrift3" style:family="paragraph">
      <style:text-properties fo:language="de" fo:country="DE"/>
    </style:style>
    <style:style style:name="P293" style:parent-style-name="Textbody" style:family="paragraph">
      <style:text-properties fo:font-style="italic" style:font-style-asian="italic" style:font-style-complex="italic" fo:color="#3465A4" fo:language="de" fo:country="DE"/>
    </style:style>
    <style:style style:name="P294" style:parent-style-name="Überschrift3" style:family="paragraph">
      <style:text-properties fo:language="de" fo:country="DE"/>
    </style:style>
    <style:style style:name="T295" style:parent-style-name="Absatz-Standardschriftart" style:family="text">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7" style:parent-style-name="Absatz-Standardschriftart" style:family="text">
      <style:text-properties fo:font-style="italic" style:font-style-asian="italic" style:font-style-complex="italic" fo:color="#3465A4" fo:language="de" fo:country="DE"/>
    </style:style>
    <style:style style:name="T298" style:parent-style-name="Absatz-Standardschriftart" style:family="text">
      <style:text-properties fo:font-style="italic" style:font-style-asian="italic" style:font-style-complex="italic" fo:language="de" fo:country="DE"/>
    </style:style>
    <style:style style:name="T299" style:parent-style-name="Absatz-Standardschriftart" style:family="text">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TableColumn302" style:family="table-column">
      <style:table-column-properties style:column-width="1.6895in" style:use-optimal-column-width="false"/>
    </style:style>
    <style:style style:name="TableColumn303" style:family="table-column">
      <style:table-column-properties style:column-width="1.684in" style:use-optimal-column-width="false"/>
    </style:style>
    <style:style style:name="TableColumn304" style:family="table-column">
      <style:table-column-properties style:column-width="3.5513in" style:use-optimal-column-width="false"/>
    </style:style>
    <style:style style:name="Table301" style:family="table">
      <style:table-properties style:width="6.925in" fo:margin-left="0in" table:align="left"/>
    </style:style>
    <style:style style:name="TableRow305" style:family="table-row">
      <style:table-row-properties style:use-optimal-row-height="false"/>
    </style:style>
    <style:style style:name="TableCell306" style:family="table-cell">
      <style:table-cell-properties fo:border="none" style:writing-mode="lr-tb" fo:padding-top="0in" fo:padding-left="0.0069in" fo:padding-bottom="0in" fo:padding-right="0.0069in"/>
    </style:style>
    <style:style style:name="P307" style:parent-style-name="TableContents" style:family="paragraph">
      <style:text-properties fo:font-weight="bold" style:font-weight-asian="bold" style:font-weight-complex="bold"/>
    </style:style>
    <style:style style:name="TableCell308" style:family="table-cell">
      <style:table-cell-properties fo:border="none" style:writing-mode="lr-tb" fo:padding-top="0in" fo:padding-left="0.0069in" fo:padding-bottom="0in" fo:padding-right="0.0069in"/>
    </style:style>
    <style:style style:name="P309" style:parent-style-name="TableContents" style:family="paragraph">
      <style:text-properties fo:font-weight="bold" style:font-weight-asian="bold" style:font-weight-complex="bold"/>
    </style:style>
    <style:style style:name="TableCell310" style:family="table-cell">
      <style:table-cell-properties fo:border="none" style:writing-mode="lr-tb" fo:padding-top="0in" fo:padding-left="0.0069in" fo:padding-bottom="0in" fo:padding-right="0.0069in"/>
    </style:style>
    <style:style style:name="P311" style:parent-style-name="TableContents" style:family="paragraph">
      <style:text-properties fo:font-weight="bold" style:font-weight-asian="bold" style:font-weight-complex="bold"/>
    </style:style>
    <style:style style:name="TableRow312" style:family="table-row">
      <style:table-row-properties style:use-optimal-row-height="false"/>
    </style:style>
    <style:style style:name="TableCell313" style:family="table-cell">
      <style:table-cell-properties fo:border="none" style:writing-mode="lr-tb" fo:padding-top="0in" fo:padding-left="0.0069in" fo:padding-bottom="0in" fo:padding-right="0.0069in"/>
    </style:style>
    <style:style style:name="TableCell314" style:family="table-cell">
      <style:table-cell-properties fo:border="none" style:writing-mode="lr-tb" fo:padding-top="0in" fo:padding-left="0.0069in" fo:padding-bottom="0in" fo:padding-right="0.0069in"/>
    </style:style>
    <style:style style:name="P315" style:parent-style-name="TableContents" style:family="paragraph">
      <style:text-properties fo:language="de" fo:country="DE"/>
    </style:style>
    <style:style style:name="TableCell316" style:family="table-cell">
      <style:table-cell-properties fo:border="none" style:writing-mode="lr-tb" fo:padding-top="0in" fo:padding-left="0.0069in" fo:padding-bottom="0in" fo:padding-right="0.0069in"/>
    </style:style>
    <style:style style:name="P317" style:parent-style-name="TableContents" style:family="paragraph">
      <style:text-properties fo:language="de" fo:country="DE"/>
    </style:style>
    <style:style style:name="TableRow318" style:family="table-row">
      <style:table-row-properties style:use-optimal-row-height="false"/>
    </style:style>
    <style:style style:name="TableCell319" style:family="table-cell">
      <style:table-cell-properties fo:border="none" style:writing-mode="lr-tb" fo:padding-top="0in" fo:padding-left="0.0069in" fo:padding-bottom="0in" fo:padding-right="0.0069in"/>
    </style:style>
    <style:style style:name="TableCell320" style:family="table-cell">
      <style:table-cell-properties fo:border="none" style:writing-mode="lr-tb" fo:padding-top="0in" fo:padding-left="0.0069in" fo:padding-bottom="0in" fo:padding-right="0.0069in"/>
    </style:style>
    <style:style style:name="P321" style:parent-style-name="TableContents" style:family="paragraph">
      <style:text-properties fo:language="de" fo:country="DE"/>
    </style:style>
    <style:style style:name="TableCell322" style:family="table-cell">
      <style:table-cell-properties fo:border="none" style:writing-mode="lr-tb" fo:padding-top="0in" fo:padding-left="0.0069in" fo:padding-bottom="0in" fo:padding-right="0.0069in"/>
    </style:style>
    <style:style style:name="P323" style:parent-style-name="TableContents" style:family="paragraph">
      <style:text-properties fo:language="de" fo:country="DE"/>
    </style:style>
    <style:style style:name="TableRow324" style:family="table-row">
      <style:table-row-properties style:use-optimal-row-height="false"/>
    </style:style>
    <style:style style:name="TableCell325" style:family="table-cell">
      <style:table-cell-properties fo:border="none" style:writing-mode="lr-tb" fo:padding-top="0in" fo:padding-left="0.0069in" fo:padding-bottom="0in" fo:padding-right="0.0069in"/>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fo:language="de" fo:country="DE"/>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fo:language="de" fo:country="DE"/>
    </style:style>
    <style:style style:name="TableRow330" style:family="table-row">
      <style:table-row-properties style:min-row-height="0.543in" style:use-optimal-row-height="false"/>
    </style:style>
    <style:style style:name="TableCell331" style:family="table-cell">
      <style:table-cell-properties fo:border="none" style:writing-mode="lr-tb" fo:padding-top="0in" fo:padding-left="0.0069in" fo:padding-bottom="0in" fo:padding-right="0.0069in"/>
    </style:style>
    <style:style style:name="TableCell332" style:family="table-cell">
      <style:table-cell-properties fo:border="none" style:writing-mode="lr-tb" fo:padding-top="0in" fo:padding-left="0.0069in" fo:padding-bottom="0in" fo:padding-right="0.0069in"/>
    </style:style>
    <style:style style:name="P333" style:parent-style-name="TableContents" style:family="paragraph">
      <style:text-properties fo:language="de" fo:country="DE"/>
    </style:style>
    <style:style style:name="TableCell334" style:family="table-cell">
      <style:table-cell-properties fo:border="none" style:writing-mode="lr-tb" fo:padding-top="0in" fo:padding-left="0.0069in" fo:padding-bottom="0in" fo:padding-right="0.0069in"/>
    </style:style>
    <style:style style:name="P335" style:parent-style-name="TableContents" style:family="paragraph">
      <style:text-properties fo:language="de" fo:country="DE"/>
    </style:style>
    <style:style style:name="P336" style:parent-style-name="Textbody" style:family="paragraph">
      <style:text-properties fo:font-style="italic" style:font-style-asian="italic" style:font-style-complex="italic" fo:language="de" fo:country="DE"/>
    </style:style>
    <style:style style:name="P337" style:parent-style-name="Textbody" style:family="paragraph">
      <style:text-properties fo:font-style="italic" style:font-style-asian="italic" style:font-style-complex="italic" fo:color="#3465A4" fo:language="de" fo:country="DE"/>
    </style:style>
    <style:style style:name="T338" style:parent-style-name="DefaultParagraphFont" style:family="text">
      <style:text-properties fo:font-style="italic" style:font-style-asian="italic" style:font-style-complex="italic" fo:color="#000000" fo:language="de" fo:country="DE"/>
    </style:style>
    <style:style style:name="T339" style:parent-style-name="Absatz-Standardschriftart" style:family="text">
      <style:text-properties fo:font-style="italic" style:font-style-asian="italic" style:font-style-complex="italic" fo:color="#000000" fo:language="de" fo:country="DE"/>
    </style:style>
    <style:style style:name="T340" style:parent-style-name="Absatz-Standardschriftart" style:family="text">
      <style:text-properties fo:font-style="italic" style:font-style-asian="italic" style:font-style-complex="italic" fo:color="#000000" fo:language="en" fo:country="DE"/>
    </style:style>
    <style:style style:name="T341" style:parent-style-name="Absatz-Standardschriftart" style:family="text">
      <style:text-properties fo:font-style="italic" style:font-style-asian="italic" style:font-style-complex="italic" fo:color="#000000" fo:language="de" fo:country="DE"/>
    </style:style>
    <style:style style:name="T342" style:parent-style-name="Absatz-Standardschriftart" style:family="text">
      <style:text-properties fo:font-style="italic" style:font-style-asian="italic" style:font-style-complex="italic" fo:color="#000000" fo:language="en" fo:country="DE"/>
    </style:style>
    <style:style style:name="T343" style:parent-style-name="Absatz-Standardschriftart" style:family="text">
      <style:text-properties fo:font-style="italic" style:font-style-asian="italic" style:font-style-complex="italic" fo:color="#000000" fo:language="de" fo:country="DE"/>
    </style:style>
    <style:style style:name="P344" style:parent-style-name="Textbody" style:family="paragraph">
      <style:text-properties fo:font-style="italic" style:font-style-asian="italic" style:font-style-complex="italic" fo:color="#000000" fo:language="de" fo:country="DE"/>
    </style:style>
    <style:style style:name="T345" style:parent-style-name="DefaultParagraphFont" style:family="text">
      <style:text-properties fo:language="de" fo:country="DE"/>
    </style:style>
    <style:style style:name="P346" style:parent-style-name="Überschrift3" style:family="paragraph">
      <style:text-properties fo:language="de" fo:country="DE"/>
    </style:style>
    <style:style style:name="P347" style:parent-style-name="Textbody" style:family="paragraph">
      <style:text-properties fo:font-style="italic" style:font-style-asian="italic" style:font-style-complex="italic" fo:color="#3465A4" fo:language="de" fo:country="DE"/>
    </style:style>
    <style:style style:name="P348" style:parent-style-name="Textbody" style:family="paragraph">
      <style:text-properties fo:font-style="italic" style:font-style-asian="italic" style:font-style-complex="italic" fo:color="#000000" fo:language="de" fo:country="DE"/>
    </style:style>
    <style:style style:name="P349" style:parent-style-name="Textbody" style:family="paragraph">
      <style:text-properties fo:font-style="italic" style:font-style-asian="italic" style:font-style-complex="italic" fo:color="#000000" fo:language="de" fo:country="DE"/>
    </style:style>
    <style:style style:name="T350" style:parent-style-name="Absatz-Standardschriftart" style:family="text">
      <style:text-properties fo:font-style="italic" style:font-style-asian="italic" style:font-style-complex="italic" fo:color="#000000" fo:language="de" fo:country="DE"/>
    </style:style>
    <style:style style:name="T351" style:parent-style-name="Absatz-Standardschriftart" style:family="text">
      <style:text-properties fo:font-style="italic" style:font-style-asian="italic" style:font-style-complex="italic" fo:color="#000000" fo:language="de" fo:country="DE"/>
    </style:style>
    <style:style style:name="P352" style:parent-style-name="Überschrift3" style:family="paragraph">
      <style:text-properties fo:language="de" fo:country="DE"/>
    </style:style>
    <style:style style:name="T353" style:parent-style-name="Absatz-Standardschriftart" style:family="text">
      <style:text-properties fo:font-style="italic" style:font-style-asian="italic" style:font-style-complex="italic" fo:color="#3465A4" fo:language="de" fo:country="DE"/>
    </style:style>
    <style:style style:name="P354" style:parent-style-name="Textbody" style:family="paragraph">
      <style:text-properties fo:font-style="italic" style:font-style-asian="italic" style:font-style-complex="italic" fo:color="#000000" fo:language="de" fo:country="DE"/>
    </style:style>
    <style:style style:name="P355" style:parent-style-name="Textbody" style:family="paragraph">
      <style:text-properties fo:language="de" fo:country="DE"/>
    </style:style>
    <style:style style:name="T356" style:parent-style-name="Absatz-Standardschriftart" style:family="text">
      <style:text-properties fo:font-style="italic" style:font-style-asian="italic" style:font-style-complex="italic" fo:color="#000000" fo:language="de" fo:country="DE"/>
    </style:style>
    <style:style style:name="P357" style:parent-style-name="Überschrift3" style:family="paragraph">
      <style:text-properties fo:language="de" fo:country="DE"/>
    </style:style>
    <style:style style:name="P358" style:parent-style-name="Textbody" style:family="paragraph">
      <style:text-properties fo:font-style="italic" style:font-style-asian="italic" style:font-style-complex="italic" fo:color="#3465A4" fo:language="de" fo:country="DE"/>
    </style:style>
    <style:style style:name="T359" style:parent-style-name="Absatz-Standardschriftart" style:family="text">
      <style:text-properties fo:font-style="italic" style:font-style-asian="italic" style:font-style-complex="italic" fo:color="#3465A4" fo:language="de" fo:country="DE"/>
    </style:style>
    <style:style style:name="T360" style:parent-style-name="Absatz-Standardschriftart" style:family="text">
      <style:text-properties fo:font-style="italic" style:font-style-asian="italic" style:font-style-complex="italic" fo:language="de" fo:country="DE"/>
    </style:style>
    <style:style style:name="T361" style:parent-style-name="Absatz-Standardschriftart" style:family="text">
      <style:text-properties fo:font-style="italic" style:font-style-asian="italic" style:font-style-complex="italic" fo:color="#3465A4" fo:language="de" fo:country="DE"/>
    </style:style>
    <style:style style:name="P362" style:parent-style-name="Überschrift1" style:family="paragraph">
      <style:text-properties fo:language="de" fo:country="DE"/>
    </style:style>
    <style:style style:name="P363" style:parent-style-name="Überschrift3" style:family="paragraph">
      <style:text-properties fo:language="de" fo:country="DE"/>
    </style:style>
    <style:style style:name="T364" style:parent-style-name="Absatz-Standardschriftart" style:family="text">
      <style:text-properties fo:font-style="italic" style:font-style-asian="italic" style:font-style-complex="italic" fo:color="#3465A4" fo:language="de" fo:country="DE"/>
    </style:style>
    <style:style style:name="T365" style:parent-style-name="Absatz-Standardschriftart" style:family="text">
      <style:text-properties fo:color="#3465A4" fo:language="de" fo:country="DE"/>
    </style:style>
    <style:style style:name="T366" style:parent-style-name="Absatz-Standardschriftart" style:family="text">
      <style:text-properties fo:font-style="italic" style:font-style-asian="italic" style:font-style-complex="italic" fo:color="#3465A4"/>
    </style:style>
    <style:style style:name="P367" style:parent-style-name="Textbody" style:family="paragraph">
      <style:text-properties fo:language="en" fo:country="DE"/>
    </style:style>
    <style:style style:name="T368" style:parent-style-name="DefaultParagraphFont" style:family="text">
      <style:text-properties fo:language="en" fo:country="DE"/>
    </style:style>
    <style:style style:name="P369" style:parent-style-name="Textbody" style:family="paragraph">
      <style:text-properties fo:language="en" fo:country="DE"/>
    </style:style>
    <style:style style:name="T370" style:parent-style-name="DefaultParagraphFont" style:family="text">
      <style:text-properties fo:language="en" fo:country="DE"/>
    </style:style>
    <style:style style:name="T371" style:parent-style-name="Absatz-Standardschriftart" style:family="text">
      <style:text-properties fo:language="de" fo:country="DE"/>
    </style:style>
    <style:style style:name="T372" style:parent-style-name="Absatz-Standardschriftart" style:family="text">
      <style:text-properties fo:language="de" fo:country="DE"/>
    </style:style>
    <style:style style:name="T373" style:parent-style-name="Absatz-Standardschriftart" style:family="text">
      <style:text-properties fo:language="de" fo:country="DE"/>
    </style:style>
    <style:style style:name="P374" style:parent-style-name="Textbody" style:family="paragraph">
      <style:text-properties fo:language="de" fo:country="DE"/>
    </style:style>
    <style:style style:name="T37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76" style:parent-style-name="Textbody" style:family="paragraph">
      <style:text-properties fo:language="de" fo:country="DE"/>
    </style:style>
    <style:style style:name="T377" style:parent-style-name="Absatz-Standardschriftart" style:family="text">
      <style:text-properties fo:language="de" fo:country="DE"/>
    </style:style>
    <style:style style:name="P378" style:parent-style-name="Textbody" style:family="paragraph">
      <style:paragraph-properties fo:text-indent="0.4923in"/>
    </style:style>
    <style:style style:name="P379" style:parent-style-name="Textbody" style:family="paragraph">
      <style:paragraph-properties fo:text-indent="0.4923in"/>
    </style:style>
    <style:style style:name="P380" style:parent-style-name="Textbody" style:family="paragraph">
      <style:paragraph-properties fo:text-indent="0.4923in"/>
    </style:style>
    <style:style style:name="P381" style:parent-style-name="Textbody" style:family="paragraph">
      <style:text-properties fo:language="en" fo:country="DE"/>
    </style:style>
    <style:style style:name="T382" style:parent-style-name="DefaultParagraphFont" style:family="text">
      <style:text-properties fo:language="en" fo:country="DE"/>
    </style:style>
    <style:style style:name="P383" style:parent-style-name="Textbody" style:family="paragraph">
      <style:text-properties fo:language="en" fo:country="DE"/>
    </style:style>
    <style:style style:name="P384" style:parent-style-name="Textbody" style:family="paragraph">
      <style:text-properties fo:language="en" fo:country="DE"/>
    </style:style>
    <style:style style:name="T385" style:parent-style-name="DefaultParagraphFont" style:family="text">
      <style:text-properties fo:language="en" fo:country="DE"/>
    </style:style>
    <style:style style:name="T386" style:parent-style-name="Absatz-Standardschriftart" style:family="text">
      <style:text-properties fo:language="de" fo:country="DE"/>
    </style:style>
    <style:style style:name="T387" style:parent-style-name="Absatz-Standardschriftart" style:family="text">
      <style:text-properties fo:language="de" fo:country="DE"/>
    </style:style>
    <style:style style:name="P388" style:parent-style-name="Textbody" style:family="paragraph">
      <style:text-properties fo:language="de" fo:country="DE"/>
    </style:style>
    <style:style style:name="P389" style:parent-style-name="Textbody" style:family="paragraph">
      <style:text-properties fo:language="de" fo:country="DE"/>
    </style:style>
    <style:style style:name="T39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1" style:parent-style-name="Textbody" style:family="paragraph">
      <style:text-properties fo:language="de" fo:country="DE"/>
    </style:style>
    <style:style style:name="T392" style:parent-style-name="Absatz-Standardschriftart" style:family="text">
      <style:text-properties fo:language="de" fo:country="DE"/>
    </style:style>
    <style:style style:name="P393" style:parent-style-name="Textbody" style:family="paragraph">
      <style:paragraph-properties fo:text-indent="0.4923in"/>
    </style:style>
    <style:style style:name="P394" style:parent-style-name="Textbody" style:family="paragraph">
      <style:text-properties fo:font-style="italic" style:font-style-asian="italic" style:font-style-complex="italic" fo:language="en" fo:country="DE"/>
    </style:style>
    <style:style style:name="T395" style:parent-style-name="DefaultParagraphFont" style:family="text">
      <style:text-properties fo:font-style="italic" style:font-style-asian="italic" style:font-style-complex="italic" fo:language="en" fo:country="DE"/>
    </style:style>
    <style:style style:name="P396" style:parent-style-name="Textbody" style:family="paragraph">
      <style:text-properties fo:font-style="italic" style:font-style-asian="italic" style:font-style-complex="italic" fo:language="en" fo:country="DE"/>
    </style:style>
    <style:style style:name="T397" style:parent-style-name="DefaultParagraphFont" style:family="text">
      <style:text-properties fo:font-style="italic" style:font-style-asian="italic" style:font-style-complex="italic" fo:language="en" fo:country="DE"/>
    </style:style>
    <style:style style:name="P398" style:parent-style-name="Textbody" style:family="paragraph">
      <style:text-properties fo:font-style="italic" style:font-style-asian="italic" style:font-style-complex="italic" fo:language="de" fo:country="DE"/>
    </style:style>
    <style:style style:name="T399" style:parent-style-name="Absatz-Standardschriftart" style:family="text">
      <style:text-properties fo:font-style="italic" style:font-style-asian="italic" style:font-style-complex="italic" fo:language="de" fo:country="DE"/>
    </style:style>
    <style:style style:name="P400" style:parent-style-name="Textbody" style:family="paragraph">
      <style:text-properties fo:font-style="italic" style:font-style-asian="italic" style:font-style-complex="italic" fo:language="de" fo:country="DE"/>
    </style:style>
    <style:style style:name="P401"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02" style:parent-style-name="Textbody" style:family="paragraph">
      <style:text-properties fo:font-style="italic" style:font-style-asian="italic" style:font-style-complex="italic" fo:language="de" fo:country="DE"/>
    </style:style>
    <style:style style:name="T403" style:parent-style-name="Absatz-Standardschriftart" style:family="text">
      <style:text-properties fo:font-style="italic" style:font-style-asian="italic" style:font-style-complex="italic" fo:language="de" fo:country="DE"/>
    </style:style>
    <style:style style:name="T404" style:parent-style-name="Absatz-Standardschriftart" style:family="text">
      <style:text-properties fo:font-style="italic" style:font-style-asian="italic" style:font-style-complex="italic"/>
    </style:style>
    <style:style style:name="P405" style:parent-style-name="Textbody" style:family="paragraph">
      <style:text-properties fo:font-style="italic" style:font-style-asian="italic" style:font-style-complex="italic"/>
    </style:style>
    <style:style style:name="P406" style:parent-style-name="Textbody" style:family="paragraph">
      <style:text-properties fo:font-style="italic" style:font-style-asian="italic" style:font-style-complex="italic"/>
    </style:style>
    <style:style style:name="P407" style:parent-style-name="Textbody" style:family="paragraph">
      <style:text-properties fo:font-style="italic" style:font-style-asian="italic" style:font-style-complex="italic"/>
    </style:style>
    <style:style style:name="P408" style:parent-style-name="Textbody" style:family="paragraph">
      <style:text-properties fo:font-style="italic" style:font-style-asian="italic" style:font-style-complex="italic"/>
    </style:style>
    <style:style style:name="P409" style:parent-style-name="Textbody" style:family="paragraph">
      <style:text-properties fo:font-style="italic" style:font-style-asian="italic" style:font-style-complex="italic"/>
    </style:style>
    <style:style style:name="P410" style:parent-style-name="Textbody" style:family="paragraph">
      <style:text-properties fo:font-style="italic" style:font-style-asian="italic" style:font-style-complex="italic"/>
    </style:style>
    <style:style style:name="P411" style:parent-style-name="Textbody" style:family="paragraph">
      <style:text-properties fo:font-style="italic" style:font-style-asian="italic" style:font-style-complex="italic"/>
    </style:style>
    <style:style style:name="P412" style:parent-style-name="Textbody" style:family="paragraph">
      <style:text-properties fo:font-style="italic" style:font-style-asian="italic" style:font-style-complex="italic"/>
    </style:style>
    <style:style style:name="P413" style:parent-style-name="Textbody" style:family="paragraph">
      <style:text-properties fo:font-style="italic" style:font-style-asian="italic" style:font-style-complex="italic"/>
    </style:style>
    <style:style style:name="P414" style:parent-style-name="Textbody" style:family="paragraph">
      <style:text-properties fo:font-style="italic" style:font-style-asian="italic" style:font-style-complex="italic" fo:language="de" fo:country="DE"/>
    </style:style>
    <style:style style:name="P415" style:parent-style-name="Überschrift3" style:family="paragraph">
      <style:text-properties fo:language="de" fo:country="DE"/>
    </style:style>
    <style:style style:name="P416" style:parent-style-name="Textbody" style:family="paragraph">
      <style:text-properties fo:font-style="italic" style:font-style-asian="italic" style:font-style-complex="italic" fo:color="#3465A4" fo:language="de" fo:country="DE"/>
    </style:style>
    <style:style style:name="P417" style:parent-style-name="Textbody" style:family="paragraph">
      <style:text-properties fo:font-style="italic" style:font-style-asian="italic" style:font-style-complex="italic" fo:color="#000000"/>
    </style:style>
    <style:style style:name="P418" style:parent-style-name="Textbody" style:family="paragraph">
      <style:text-properties fo:font-style="italic" style:font-style-asian="italic" style:font-style-complex="italic" fo:color="#000000"/>
    </style:style>
    <style:style style:name="T419" style:parent-style-name="Absatz-Standardschriftart" style:family="text">
      <style:text-properties fo:font-style="italic" style:font-style-asian="italic" style:font-style-complex="italic" fo:color="#000000"/>
    </style:style>
    <style:style style:name="T420" style:parent-style-name="Absatz-Standardschriftart" style:family="text">
      <style:text-properties fo:font-style="italic" style:font-style-asian="italic" style:font-style-complex="italic" fo:color="#000000"/>
    </style:style>
    <style:style style:name="T421" style:parent-style-name="Absatz-Standardschriftart" style:family="text">
      <style:text-properties fo:font-style="italic" style:font-style-asian="italic" style:font-style-complex="italic" fo:color="#000000" fo:language="en" fo:country="DE"/>
    </style:style>
    <style:style style:name="T422" style:parent-style-name="Absatz-Standardschriftart" style:family="text">
      <style:text-properties fo:font-style="italic" style:font-style-asian="italic" style:font-style-complex="italic" fo:color="#000000" fo:language="en" fo:country="DE"/>
    </style:style>
    <style:style style:name="T423" style:parent-style-name="Absatz-Standardschriftart" style:family="text">
      <style:text-properties fo:font-style="italic" style:font-style-asian="italic" style:font-style-complex="italic" fo:color="#000000" fo:language="en" fo:country="DE"/>
    </style:style>
    <style:style style:name="T424" style:parent-style-name="Absatz-Standardschriftart" style:family="text">
      <style:text-properties fo:font-style="italic" style:font-style-asian="italic" style:font-style-complex="italic" fo:color="#000000" fo:language="de" fo:country="DE"/>
    </style:style>
    <style:style style:name="T425" style:parent-style-name="Absatz-Standardschriftart" style:family="text">
      <style:text-properties fo:font-style="italic" style:font-style-asian="italic" style:font-style-complex="italic" fo:color="#000000" fo:language="de" fo:country="DE"/>
    </style:style>
    <style:style style:name="P426" style:parent-style-name="Textbody" style:family="paragraph">
      <style:text-properties fo:font-style="italic" style:font-style-asian="italic" style:font-style-complex="italic" fo:color="#000000"/>
    </style:style>
    <style:style style:name="T427" style:parent-style-name="Absatz-Standardschriftart" style:family="text">
      <style:text-properties fo:font-style="italic" style:font-style-asian="italic" style:font-style-complex="italic" fo:color="#000000"/>
    </style:style>
    <style:style style:name="T428" style:parent-style-name="Absatz-Standardschriftart" style:family="text">
      <style:text-properties fo:font-style="italic" style:font-style-asian="italic" style:font-style-complex="italic" fo:color="#000000"/>
    </style:style>
    <style:style style:name="T429" style:parent-style-name="Absatz-Standardschriftart" style:family="text">
      <style:text-properties fo:font-style="italic" style:font-style-asian="italic" style:font-style-complex="italic" fo:color="#000000"/>
    </style:style>
    <style:style style:name="T430" style:parent-style-name="Absatz-Standardschriftart" style:family="text">
      <style:text-properties fo:font-style="italic" style:font-style-asian="italic" style:font-style-complex="italic" fo:color="#000000" fo:language="en" fo:country="DE"/>
    </style:style>
    <style:style style:name="T431" style:parent-style-name="Absatz-Standardschriftart" style:family="text">
      <style:text-properties fo:font-style="italic" style:font-style-asian="italic" style:font-style-complex="italic" fo:color="#000000" fo:language="en" fo:country="DE"/>
    </style:style>
    <style:style style:name="T432" style:parent-style-name="Absatz-Standardschriftart" style:family="text">
      <style:text-properties fo:font-style="italic" style:font-style-asian="italic" style:font-style-complex="italic" fo:color="#000000" fo:language="en" fo:country="DE"/>
    </style:style>
    <style:style style:name="T433" style:parent-style-name="Absatz-Standardschriftart" style:family="text">
      <style:text-properties fo:font-style="italic" style:font-style-asian="italic" style:font-style-complex="italic" fo:color="#000000" fo:language="en" fo:country="DE"/>
    </style:style>
    <style:style style:name="T434" style:parent-style-name="Absatz-Standardschriftart" style:family="text">
      <style:text-properties fo:font-style="italic" style:font-style-asian="italic" style:font-style-complex="italic" fo:color="#000000" fo:language="de" fo:country="DE"/>
    </style:style>
    <style:style style:name="P435" style:parent-style-name="Textbody" style:family="paragraph">
      <style:text-properties fo:font-style="italic" style:font-style-asian="italic" style:font-style-complex="italic" fo:color="#000000"/>
    </style:style>
    <style:style style:name="P436" style:parent-style-name="Textbody" style:family="paragraph">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style:style>
    <style:style style:name="T439" style:parent-style-name="Absatz-Standardschriftart" style:family="text">
      <style:text-properties fo:font-style="italic" style:font-style-asian="italic" style:font-style-complex="italic" fo:color="#000000" fo:language="de" fo:country="DE"/>
    </style:style>
    <style:style style:name="P440" style:parent-style-name="Textbody" style:family="paragraph">
      <style:text-properties fo:font-style="italic" style:font-style-asian="italic" style:font-style-complex="italic" fo:color="#000000"/>
    </style:style>
    <style:style style:name="P441" style:parent-style-name="Textbody" style:family="paragraph">
      <style:text-properties fo:language="de" fo:country="DE"/>
    </style:style>
    <style:style style:name="P442" style:parent-style-name="Überschrift1" style:family="paragraph">
      <style:text-properties fo:language="de" fo:country="DE"/>
    </style:style>
    <style:style style:name="T443" style:parent-style-name="Absatz-Standardschriftart" style:family="text">
      <style:text-properties fo:font-style="italic" style:font-style-asian="italic" style:font-style-complex="italic" fo:color="#3465A4" fo:language="de" fo:country="DE"/>
    </style:style>
    <style:style style:name="T44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45" style:parent-style-name="Absatz-Standardschriftart" style:family="text">
      <style:text-properties fo:font-style="italic" style:font-style-asian="italic" style:font-style-complex="italic" fo:color="#3465A4" fo:language="de" fo:country="DE"/>
    </style:style>
    <style:style style:name="P446" style:parent-style-name="Überschrift3" style:family="paragraph">
      <style:text-properties fo:language="de" fo:country="DE"/>
    </style:style>
    <style:style style:name="T447" style:parent-style-name="Absatz-Standardschriftart" style:family="text">
      <style:text-properties fo:language="de" fo:country="DE"/>
    </style:style>
    <style:style style:name="P448" style:parent-style-name="StandardWeb" style:list-style-name="LFO4" style:family="paragraph">
      <style:text-properties fo:language="de" fo:country="DE"/>
    </style:style>
    <style:style style:name="P449"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0"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1"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3"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4" style:parent-style-name="Standard" style:family="paragraph">
      <style:paragraph-properties style:vertical-align="auto" fo:margin-top="0.0694in" fo:margin-bottom="0.0694in"/>
    </style:style>
    <style:style style:name="P455" style:parent-style-name="Überschrift3" style:family="paragraph">
      <style:text-properties fo:language="de" fo:country="DE"/>
    </style:style>
    <style:style style:name="P45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7" style:parent-style-name="Standard" style:family="paragraph">
      <style:paragraph-properties style:vertical-align="auto" fo:margin-top="0.0694in" fo:margin-bottom="0.0694in"/>
    </style:style>
    <style:style style:name="T45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63" style:parent-style-name="Standard" style:family="paragraph">
      <style:paragraph-properties style:vertical-align="auto" fo:margin-top="0.0694in" fo:margin-bottom="0.0694in"/>
    </style:style>
    <style:style style:name="T46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69" style:parent-style-name="Standard" style:family="paragraph">
      <style:paragraph-properties style:vertical-align="auto" fo:margin-top="0.0694in" fo:margin-bottom="0.0694in"/>
    </style:style>
    <style:style style:name="T47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text:span><text:span text:style-name="T105">, da einige Use-Cases ähnliche oder gemeinsame Logik teilen. Dadurch wird der Code vereinfacht und Redundanzen vermieden. Darüber hinaus können benötigte externe Integrationen in einer Serviceklasse gekapselt und somit vereinfacht werden..<text:s/></text:span></text:p>
      <text:h text:style-name="P106" text:outline-level="4">Positiv-Beispiel 1: Dependency Rule</text:h>
      <text:p text:style-name="P107">In diesem Beispiel greift der UserAdapter auf das Usermodell zu. Der UserAdapter kümmert sich um das Laden und Speichern von Nutzern. Hierzu wird das Model aus dem Domainkern benötigt.<text:s/></text:p>
      <text:p text:style-name="P108">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9">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10" text:outline-level="4">Positiv-Beispiel 2: Dependency Rule</text:h>
      <text:p text:style-name="P111">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2">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3"><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4" text:outline-level="4"/>
      <text:h text:style-name="P115" text:outline-level="4"/>
      <text:h text:style-name="P116" text:outline-level="4">Positiv-Beispiel 3: Dependency Rule</text:h>
      <text:p text:style-name="P117">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8">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9"/>
      <text:h text:style-name="P120" text:outline-level="4">Negativ-Beispiel: Dependency Rule</text:h>
      <text:p text:style-name="P121">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2"><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3"/>
      <text:p text:style-name="P124">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5">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6">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27">Um die Dependency Rule einzuhalten, könnte beispielsweise ein DurationTrackPort definiert werden, über den der DurationTrackService mit der äußeren Schicht kommuniziert. Die konkrete<text:s/><text:soft-page-break/>Implementierung des Adapters erfolgt dann in der äußeren Schicht, während der DurationTrackService nur die abstrakte Schnittstelle des Ports verwendet.</text:p>
      <text:h text:style-name="P128" text:outline-level="3">Analyse der Schichten (4P)</text:h>
      <text:p text:style-name="P129">[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1" text:outline-level="4">Schicht: Domainschicht</text:h>
      <text:p text:style-name="Textbody"><text:span text:style-name="T132"><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3">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4" text:outline-level="4">Schicht: Adapterschicht</text:h>
      <text:p text:style-name="P13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text:s/><text:soft-page-break/>können Änderungen in der Art und Weise, wie Nutzer gespeichert werden, in der Adapterklasse vorgenommen werden, ohne die anderen Schichten zu beeinträchtigen.</text:p>
      <text:p text:style-name="Textbody"><text:span text:style-name="T136"><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7" text:outline-level="1">Kapitel 3: SOLID (8P)</text:h>
      <text:h text:style-name="P138" text:outline-level="3">Analyse SRP (3P)</text:h>
      <text:p text:style-name="P139">[zwei Klassen als positives Beispiel und eine Klasse als negatives Beispiel für SRP; <text:s/>jeweils UML und Beschreibung der Aufgabe bzw. der Aufgaben und möglicher Lösungsweg des Negativ-Beispiels (inkl. UML)]</text:p>
      <text:h text:style-name="P140" text:outline-level="4">Positiv-Beispiel 1</text:h>
      <text:p text:style-name="Textbody"><text:span text:style-name="T141"><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2">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3"/>
      <text:p text:style-name="P144">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45"/>
      <text:soft-page-break/>
      <text:h text:style-name="P146" text:outline-level="4">Positiv-Beispiel 2</text:h>
      <text:p text:style-name="P147">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8"><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
      <text:h text:style-name="P158" text:outline-level="4">Negativ-Beispiel</text:h>
      <text:p text:style-name="P159">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60">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1">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2" text:outline-level="3">Analyse OCP (3P)</text:h>
      <text:p text:style-name="P16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4"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draw:frame></text:p>
      <text:p text:style-name="P165">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66">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P167">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8"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9">Positiv-Beispiel 2</text:span></text:h>
      <text:p text:style-name="P170"/>
      <text:p text:style-name="P171">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72">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soft-page-break/>
      <text:p text:style-name="P173">Diese Vorgehensweise ermöglicht es, das Menü flexibel und erweiterbar zu gestalten, ohne den bestehenden Code zu modifizieren. Dadurch bleibt der Code stabil und es besteht keine Gefahr von ungewollten Nebeneffekten.</text:p>
      <text:h text:style-name="P174" text:outline-level="4"/>
      <text:h text:style-name="P175" text:outline-level="4">Negativ-Beispiel</text:h>
      <text:p text:style-name="Textbody"><text:span text:style-name="T176">Negativ-Beispiel wurde Refactored, da es über die Zeit sehr unübersichtlich wurde.</text:span></text:p>
      <text:p text:style-name="Textbody"><text:span text:style-name="T177">Commitlink:</text:span></text:p>
      <text:p text:style-name="Textbody"><text:span text:style-name="T178"><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9">https://github.com/mohjohfox/cli-sudoku/commit/31c2345060f04dbce07956b5e583cd805a997090<text:s/></text:span></text:p>
      <text:p text:style-name="P180">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1"><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2"><text:s/></text:span></text:p>
      <text:h text:style-name="P183" text:outline-level="3">Analyse [LSP/ISP] (1P)</text:h>
      <text:p text:style-name="Textbody"><text:span text:style-name="T184">[jeweils eine Klasse als positives und negatives Beispiel für entweder LSP<text:s/></text:span><text:span text:style-name="T185">oder</text:span><text:span text:style-name="T186"><text:s/>ISP; <text:s/>jeweils UML und Begründung, warum hier das Prinzip erfüllt/nicht erfüllt wird; beim Negativ-Beispiel UML einer möglichen Lösung hinzufügen]</text:span></text:p>
      <text:p text:style-name="P187">[Anm.: es darf nur ein Prinzip ausgewählt werden; es darf NICHT z.B. ein positives Beispiel für LSP und ein negatives Beispiel für ISP genommen werden]</text:p>
      <text:soft-page-break/>
      <text:h text:style-name="P188" text:outline-level="4">Positiv-Beispiel</text:h>
      <text:p text:style-name="Textbody"><text:span text:style-name="T189"><draw:frame draw:style-name="a12" draw:name="Picture 1" text:anchor-type="as-char" svg:x="0in" svg:y="0in" svg:width="6.925in" svg:height="1.90486in" style:rel-width="scale" style:rel-height="scale"><draw:image xlink:href="media/image10.png" xlink:type="simple" xlink:show="embed" xlink:actuate="onLoad"/><svg:title/><svg:desc>A screenshot of a computer program

Description automatically generated with low confidence</svg:desc></draw:frame></text:span><text:span text:style-name="T190"><text:s text:c="2"/></text:span></text:p>
      <text:p text:style-name="P191">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2">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3" text:outline-level="4"/>
      <text:h text:style-name="P194" text:outline-level="4">Negativ-Beispiel</text:h>
      <text:p text:style-name="P195">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6">Um das Liskovsche Substitutionsprinzip einzuhalten und das Beispiel zu verbessern, könnten beispielsweise folgende Schritte umgesetzt werden:</text:p>
      <text:soft-page-break/>
      <text:list text:style-name="LFO3" text:continue-numbering="true">
        <text:list-item>
          <text:p text:style-name="P197">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8">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9">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00">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01" text:outline-level="3">Analyse [DIP] (1P)</text:h>
      <text:p text:style-name="P202">[jeweils eine Klasse als positives und negatives Beispiel für DIP; <text:s/>jeweils UML und Begründung, warum hier das Prinzip erfüllt/nicht erfüllt wird; beim Negativ-Beispiel UML einer möglichen Lösung hinzufügen]</text:p>
      <text:h text:style-name="P203" text:outline-level="4">Positiv-Beispiel</text:h>
      <text:p text:style-name="P204">Durch die hexagonale Architektur ist das DIP durch die Nutzung von Ports und Adapter gewährleistet.<text:s/></text:p>
      <text:p text:style-name="P205">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6">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7"/>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8" text:outline-level="4">Negativ-Beispiel</text:h>
      <text:p text:style-name="Textbody"><text:span text:style-name="T209"><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10">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11">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2">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3">Die Nutzung eines Ports oder einer abstrakten Schnittstelle zur Abstraktion und Entkopplung der Klasse DurationTrackService würde dem Dependency-Inversion-Prinzip entsprechen und eine bessere Flexibilität, Testbarkeit und Erweiterbarkeit ermöglichen.</text:p>
      <text:h text:style-name="P214" text:outline-level="1">Kapitel 4: Weitere Prinzipien (8P)</text:h>
      <text:h text:style-name="Überschrift3" text:outline-level="3"><text:span text:style-name="T215">Analyse GRASP: Geringe Kopplung (3P)</text:span><text:span text:style-name="T216"><text:s text:c="2"/></text:span><text:span text:style-name="T217"><text:s text:c="2"/></text:span></text:h>
      <text:p text:style-name="Textbody"><text:span text:style-name="T218">[eine<text:s/></text:span><text:span text:style-name="T219">bis jetzt noch nicht behandelte</text:span><text:span text:style-name="T220"><text:s/>Klasse als positives Beispiel geringer Kopplung; UML mit zusammenspielenden Klassen, Aufgabenbeschreibung der Klasse und Begründung, warum hier eine geringe Kopplung vorliegt]</text:span></text:p>
      <text:soft-page-break/>
      <text:h text:style-name="P221" text:outline-level="3">Analyse GRASP: Polymorphismus (1,5P) <text:s/></text:h>
      <text:p text:style-name="P222">[eine Klasse als positives Beispiel entweder von Polymorphismus oder von Pure Fabrication; UML Diagramm und Begründung, warum es hier zum Einsatz kommt]</text:p>
      <text:h text:style-name="Überschrift3" text:outline-level="3">Analyse GRASP: Pure Fabrication (1,5P) <text:s/></text:h>
      <text:p text:style-name="P223">[eine Klasse als positives Beispiel entweder von Polymorphismus oder von Pure Fabrication; UML Diagramm und Begründung, warum es hier zum Einsatz kommt]</text:p>
      <text:h text:style-name="P224" text:outline-level="3">DRY (2P)</text:h>
      <text:p text:style-name="P225">[ein Commit angeben, bei dem duplizierter Code/duplizierte Logik aufgelöst wurde; Code-Beispiele (vorher/nachher) einfügen; begründen und Auswirkung beschreiben – ggf. UML zum Verständnis ergänzen]</text:p>
      <text:h text:style-name="Überschrift1" text:outline-level="1"><text:span text:style-name="T226">Kapitel 5:<text:s/></text:span><text:span text:style-name="T227">Unit Tests</text:span><text:span text:style-name="T228"><text:s/>(8P)</text:span></text:h>
      <text:h text:style-name="P229" text:outline-level="3">10 Unit Tests (2P)</text:h>
      <text:p text:style-name="P230">[Nennung von 10 Unit-Tests und Beschreibung, was getestet wird]</text:p>
      <table:table table:style-name="Table231">
        <table:table-columns>
          <table:table-column table:style-name="TableColumn232"/>
          <table:table-column table:style-name="TableColumn233"/>
        </table:table-columns>
        <table:table-row table:style-name="TableRow234">
          <table:table-cell table:style-name="TableCell235">
            <text:p text:style-name="TableContents">Unit Test</text:p>
          </table:table-cell>
          <table:table-cell table:style-name="TableCell236">
            <text:p text:style-name="TableContents">Beschreibung</text:p>
          </table:table-cell>
        </table:table-row>
        <table:table-row table:style-name="TableRow237">
          <table:table-cell table:style-name="TableCell238">
            <text:p text:style-name="TableContents"><text:span text:style-name="T239">SudokuAdapterTest.saveSudokuTest()</text:span></text:p>
          </table:table-cell>
          <table:table-cell table:style-name="TableCell240">
            <text:p text:style-name="P241">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42">
          <table:table-cell table:style-name="TableCell243">
            <text:p text:style-name="P244">SudokuAdapterTest.deleteSudokuTest()</text:p>
          </table:table-cell>
          <table:table-cell table:style-name="TableCell245">
            <text:p text:style-name="P246">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7">
          <table:table-cell table:style-name="TableCell248">
            <text:p text:style-name="P249">UserAdaptertest.changeUserNameTest()</text:p>
          </table:table-cell>
          <table:table-cell table:style-name="TableCell250">
            <text:p text:style-name="P251">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2">
          <table:table-cell table:style-name="TableCell253">
            <text:p text:style-name="P254">UserAdapterTest.changePasswordtest()</text:p>
          </table:table-cell>
          <table:table-cell table:style-name="TableCell255">
            <text:p text:style-name="P256">Es wird die changePassword() Methode der UserAdapter Klasse getestet. Das Vorgehen ist ähnlich zum changeUserNameTest(). <text:s/>Von einem der beiden testUser wird das Password mit der<text:s/><text:soft-page-break/>changePassword() Methode verändert. Danach wird der User neu geladen und überprüft, ob der Name, das neue Password und die Seetings stimmen.</text:p>
          </table:table-cell>
        </table:table-row>
        <text:soft-page-break/>
        <table:table-row table:style-name="TableRow257">
          <table:table-cell table:style-name="TableCell258">
            <text:p text:style-name="P259">UserAdapterTest.deleteTest()</text:p>
          </table:table-cell>
          <table:table-cell table:style-name="TableCell260">
            <text:p text:style-name="P261">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62">
          <table:table-cell table:style-name="TableCell263">
            <text:p text:style-name="P264">SudokuValidatorTest.isSudokuValidTest()</text:p>
          </table:table-cell>
          <table:table-cell table:style-name="TableCell265">
            <text:p text:style-name="P266">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7">
          <table:table-cell table:style-name="TableCell268">
            <text:p text:style-name="P269">SudokuValidatorTest.isSudokuNotFullyFilledtest()</text:p>
          </table:table-cell>
          <table:table-cell table:style-name="TableCell270">
            <text:p text:style-name="P271">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72">
          <table:table-cell table:style-name="TableCell273">
            <text:p text:style-name="P274">SudokuValidatorTest.crossCheckTest()</text:p>
          </table:table-cell>
          <table:table-cell table:style-name="TableCell275">
            <text:p text:style-name="P276">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77">
          <table:table-cell table:style-name="TableCell278">
            <text:p text:style-name="P279"/>
          </table:table-cell>
          <table:table-cell table:style-name="TableCell280">
            <text:p text:style-name="P281"/>
          </table:table-cell>
        </table:table-row>
        <table:table-row table:style-name="TableRow282">
          <table:table-cell table:style-name="TableCell283">
            <text:p text:style-name="P284"/>
          </table:table-cell>
          <table:table-cell table:style-name="TableCell285">
            <text:p text:style-name="P286"/>
          </table:table-cell>
        </table:table-row>
      </table:table>
      <text:p text:style-name="P287"/>
      <text:h text:style-name="P288" text:outline-level="3">ATRIP: Automatic (1P)</text:h>
      <text:p text:style-name="P289">[Begründung/Erläuterung, wie ‘Automatic’ realisiert wurde]</text:p>
      <text:h text:style-name="P290" text:outline-level="3">ATRIP: Thorough (1P)</text:h>
      <text:p text:style-name="P291">[Code Coverage im Projekt analysieren und begründen]</text:p>
      <text:h text:style-name="P292" text:outline-level="3">ATRIP: Professional (1P)</text:h>
      <text:p text:style-name="P293">[1 positves Beispiel zu ‘Professional’; Code-Beispiel, Analyse und Begründung, was professionell ist]</text:p>
      <text:soft-page-break/>
      <text:h text:style-name="P294" text:outline-level="3">Fakes und Mocks (3P)</text:h>
      <text:p text:style-name="Textbody"><text:span text:style-name="T295">[Analyse und Begründung des Einsatzes von 2 Fake/Mock-Objekten (die Fake/Mocks sind<text:s/></text:span><text:span text:style-name="T296">ohne</text:span><text:span text:style-name="T297"><text:s/>Dritthersteller-Bibliothek/Framework zu implementieren); zusätzlich jeweils UML Diagramm mit Beziehungen zwischen Mock, zu mockender Klasse und Aufrufer des Mocks]</text:span></text:p>
      <text:p text:style-name="Textbody"><text:span text:style-name="T298">Wie oben bereits beschriebenen, wird ein Mock der Sudoku Klasse verwendet. Diese Klasse heißt MockValidFilledSudoku und erbt von der Klasse Sudoku. Es ist sinnvoll ein Mock des Sudokus zu verwenden, da für den<text:s/></text:span><text:span text:style-name="T299">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Textbody"><draw:frame draw:z-index="251673600" draw:style-name="a16" draw:name="Grafik 1" text:anchor-type="paragraph" svg:x="0in" svg:y="0.00039in" svg:width="3.07708in" svg:height="5.87361in" style:rel-width="scale" style:rel-height="scale"><draw:image xlink:href="media/image15.png" xlink:type="simple" xlink:show="embed" xlink:actuate="onLoad"/><svg:title/><svg:desc/></draw:frame></text:p>
      <text:soft-page-break/>
      <text:h text:style-name="Überschrift1" text:outline-level="1">Kapitel 6: Domain Driven Design (8P)</text:h>
      <text:h text:style-name="Überschrift3" text:outline-level="3">Ubiquitous Language (2P)</text:h>
      <text:p text:style-name="P300">[4 Beispiele für die Ubiquitous Language; jeweils Bezeichung, Bedeutung und kurze Begründung, warum es zur Ubiquitous Language gehört]</text:p>
      <table:table table:style-name="Table301">
        <table:table-columns>
          <table:table-column table:style-name="TableColumn302"/>
          <table:table-column table:style-name="TableColumn303"/>
          <table:table-column table:style-name="TableColumn304"/>
        </table:table-columns>
        <table:table-row table:style-name="TableRow305">
          <table:table-cell table:style-name="TableCell306">
            <text:p text:style-name="P307">Bezeichung</text:p>
          </table:table-cell>
          <table:table-cell table:style-name="TableCell308">
            <text:p text:style-name="P309">Bedeutung</text:p>
          </table:table-cell>
          <table:table-cell table:style-name="TableCell310">
            <text:p text:style-name="P311">Begründung</text:p>
          </table:table-cell>
        </table:table-row>
        <table:table-row table:style-name="TableRow312">
          <table:table-cell table:style-name="TableCell313">
            <text:p text:style-name="TableContents">Spielfeld</text:p>
          </table:table-cell>
          <table:table-cell table:style-name="TableCell314">
            <text:p text:style-name="P315">Zweidimensionales Array mit Werten. Beide Dimensionen sind gleich groß.</text:p>
          </table:table-cell>
          <table:table-cell table:style-name="TableCell316">
            <text:p text:style-name="P317">Ein (Sudoku) Spielfeld hat im klassischen Sinne die Größe 9*9. In der vorliegenden Definition wird die Größe jedoch nicht beschränkt, da auch 4*4 und 16*16 Sudokus im Programm vorkommen.</text:p>
          </table:table-cell>
        </table:table-row>
        <table:table-row table:style-name="TableRow318">
          <table:table-cell table:style-name="TableCell319">
            <text:p text:style-name="TableContents">Output</text:p>
          </table:table-cell>
          <table:table-cell table:style-name="TableCell320">
            <text:p text:style-name="P321">Textuelle Ausgabe von Nutzeranweisungen oder de, Spielfeld in die Konsole.</text:p>
          </table:table-cell>
          <table:table-cell table:style-name="TableCell322">
            <text:p text:style-name="P323">Output kann in jeder Form vorliegen. Als Output könnten beispielsweise auch die Dateien zur Persistierung der Daten bezeichnet werden. Jedoch ist dies unter der Definition nicht gemeint.</text:p>
          </table:table-cell>
        </table:table-row>
        <table:table-row table:style-name="TableRow324">
          <table:table-cell table:style-name="TableCell325">
            <text:p text:style-name="TableContents">Setting</text:p>
          </table:table-cell>
          <table:table-cell table:style-name="TableCell326">
            <text:p text:style-name="P327">Informationen, mit welchen Hilfsaktionen ein Sudoku gelöst werden kann.</text:p>
          </table:table-cell>
          <table:table-cell table:style-name="TableCell328">
            <text:p text:style-name="P329">Setting kann in verschiedenen Spielkontexten unterschiedliche Dinge bedeuten. In unserem Fall geht es nur um aktive Tipps.</text:p>
          </table:table-cell>
        </table:table-row>
        <table:table-row table:style-name="TableRow330">
          <table:table-cell table:style-name="TableCell331">
            <text:p text:style-name="TableContents">Menu</text:p>
          </table:table-cell>
          <table:table-cell table:style-name="TableCell332">
            <text:p text:style-name="P333">Dialog, der es den Anwender:innen ermöglicht zwischen verschiedenen Optionen auszuwählen.</text:p>
          </table:table-cell>
          <table:table-cell table:style-name="TableCell334">
            <text:p text:style-name="P335">Menu ist ein doppeldeutiger Begriff der zum einen sich auf Essen oder auf den hier vorliegenden Fall beziehen kann. Daher ist die Klärung der Definition sinnvoll.</text:p>
          </table:table-cell>
        </table:table-row>
      </table:table>
      <text:p text:style-name="P336"/>
      <text:h text:style-name="Überschrift3" text:outline-level="3">Repositories (1,5P)</text:h>
      <text:p text:style-name="P337">[UML, Beschreibung und Begründung des Einsatzes eines Repositories; falls kein Repository vorhanden: ausführliche Begründung, warum es keines geben kann/hier nicht sinnvoll ist – NICHT, warum es nicht implementiert wurde]</text:p>
      <text:p text:style-name="Textbody"><text:span text:style-name="T338"><text:s/></text:span><text:span text:style-name="T339">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text:span><text:span text:style-name="T340"><text:s/></text:span><text:span text:style-name="T341">UserRepository</text:span><text:span text:style-name="T342"><text:s/></text:span><text:span text:style-name="T343">Implementierung mit zusätzlichen Funktionalitäten, die über die grundlegenden CRUD-Operationen hinausgehen.</text:span></text:p>
      <text:p text:style-name="P344"/>
      <text:p text:style-name="Textbody"/>
      <text:soft-page-break/>
      <text:p text:style-name="Textbody"><text:span text:style-name="T345"><draw:frame draw:z-index="251676672" draw:style-name="a17" draw:name="Picture 1" text:anchor-type="paragraph" svg:x="0in" svg:y="0.00005in" svg:width="3.71875in" svg:height="4.66667in" style:rel-width="scale" style:rel-height="scale"><draw:image xlink:href="media/image16.png" xlink:type="simple" xlink:show="embed" xlink:actuate="onLoad"/><svg:title/><svg:desc/></draw:frame></text:span></text:p>
      <text:h text:style-name="P346" text:outline-level="3">Aggregates (1,5P)</text:h>
      <text:p text:style-name="P347">[UML, Beschreibung und Begründung des Einsatzes eines Aggregates; falls kein Aggregate vorhanden: ausführliche Begründung, warum es keines geben kann/hier nicht sinnvoll ist– NICHT, warum es nicht implementiert wurde]</text:p>
      <text:p text:style-name="P348">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49"/>
      <text:soft-page-break/>
      <text:p text:style-name="Textbody"><text:span text:style-name="T350"><draw:frame draw:z-index="251666432" draw:style-name="a18"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51"><text:s text:c="2"/></text:span></text:p>
      <text:h text:style-name="P352" text:outline-level="3">Entities (1,5P)</text:h>
      <text:p text:style-name="Textbody"><text:span text:style-name="T353">[UML, Beschreibung und Begründung des Einsatzes einer Entity; falls keine Entity vorhanden: ausführliche Begründung, warum es keine geben kann/hier nicht sinnvoll ist– NICHT, warum es nicht implementiert wurde]</text:span></text:p>
      <text:p text:style-name="P354">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55"/>
      <text:p text:style-name="Textbody"><text:span text:style-name="T356"><draw:frame draw:z-index="251664384" draw:style-name="a19"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soft-page-break/>
      <text:h text:style-name="P357" text:outline-level="3">Value Objects (1,5P)</text:h>
      <text:p text:style-name="P358">[UML, Beschreibung und Begründung des Einsatzes eines Value Objects; falls kein Value Object vorhanden: ausführliche Begründung, warum es keines geben kann/hier nicht sinnvoll ist– NICHT, warum es nicht implementiert wurde]</text:p>
      <text:p text:style-name="Textbody"><text:span text:style-name="T359"><draw:frame draw:z-index="251668480" draw:style-name="a20"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60">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61"><text:s/></text:span></text:p>
      <text:h text:style-name="P362" text:outline-level="1">Kapitel 7: Refactoring (8P)</text:h>
      <text:h text:style-name="P363" text:outline-level="3">Code Smells (2P)</text:h>
      <text:p text:style-name="Textbody"><text:span text:style-name="T364">[jeweils 1 Code-Beispiel zu 3 unterschiedlichen Code Smells aus der Vorlesung; jeweils Code-Beispiel und einen möglichen Lösungsweg bzw. den genommen Lösungsweg beschreiben (inkl.</text:span><text:span text:style-name="T365"><text:s/></text:span><text:span text:style-name="T366">(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P367">Vorher:</text:p>
      <text:p text:style-name="Textbody"><text:span text:style-name="T368"><draw:frame draw:style-name="a21" draw:name="Picture 1" text:anchor-type="as-char" svg:x="0in" svg:y="0in" svg:width="6.925in" svg:height="0.99792in" style:rel-width="scale" style:rel-height="scale"><draw:image xlink:href="media/image20.png" xlink:type="simple" xlink:show="embed" xlink:actuate="onLoad"/><svg:title/><svg:desc>A picture containing text, screenshot, font, line

Description automatically generated</svg:desc></draw:frame></text:span></text:p>
      <text:p text:style-name="P369">Nachher:</text:p>
      <text:soft-page-break/>
      <text:p text:style-name="Textbody"><text:span text:style-name="T370"><draw:frame draw:style-name="a22" draw:name="Picture 1" text:anchor-type="as-char" svg:x="0in" svg:y="0in" svg:width="5.36458in" svg:height="2.34375in" style:rel-width="scale" style:rel-height="scale"><draw:image xlink:href="media/image21.png" xlink:type="simple" xlink:show="embed" xlink:actuate="onLoad"/><svg:title/><svg:desc/></draw:frame></text:span></text:p>
      <text:p text:style-name="Textbody"><text:span text:style-name="T37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soft-page-break/>
      <text:p text:style-name="Textbody"><text:span text:style-name="T372"><draw:frame draw:style-name="a23" draw:name="Picture 1" text:anchor-type="as-char" svg:x="0in" svg:y="0in" svg:width="6.925in" svg:height="6.34653in" style:rel-width="scale" style:rel-height="scale"><draw:image xlink:href="media/image22.png" xlink:type="simple" xlink:show="embed" xlink:actuate="onLoad"/><svg:title/><svg:desc>A screenshot of a computer code

Description automatically generated with medium confidence</svg:desc></draw:frame></text:span></text:p>
      <text:soft-page-break/>
      <text:p text:style-name="Textbody"><text:span text:style-name="T373"><draw:frame draw:style-name="a24" draw:name="Picture 1" text:anchor-type="as-char" svg:x="0in" svg:y="0in" svg:width="6.06335in" svg:height="8.12613in" style:rel-width="scale" style:rel-height="scale"><draw:image xlink:href="media/image23.png" xlink:type="simple" xlink:show="embed" xlink:actuate="onLoad"/><svg:title/><svg:desc>A screenshot of a computer program

Description automatically generated with medium confidence</svg:desc></draw:frame></text:span></text:p>
      <text:p text:style-name="P374">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75">Pseudocode für Lösung:</text:span></text:p>
      <text:p text:style-name="P376">public SudokuGeneratorBacktracking extends SudokuGenerator {</text:p>
      <text:p text:style-name="Textbody"><text:span text:style-name="T377"><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78"><text:tab/>...</text:p>
      <text:p text:style-name="P379"><text:tab/>return gameField</text:p>
      <text:p text:style-name="P380">}</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P381">Vorher:</text:p>
      <text:p text:style-name="Textbody"><text:span text:style-name="T382"><draw:frame draw:style-name="a25" draw:name="Picture 1" text:anchor-type="as-char" svg:x="0in" svg:y="0in" svg:width="4.46875in" svg:height="2.25in" style:rel-width="scale" style:rel-height="scale"><draw:image xlink:href="media/image24.png" xlink:type="simple" xlink:show="embed" xlink:actuate="onLoad"/><svg:title/><svg:desc>A screenshot of a computer program

Description automatically generated with medium confidence</svg:desc></draw:frame></text:span></text:p>
      <text:p text:style-name="P383"/>
      <text:p text:style-name="P384">Nachher:</text:p>
      <text:p text:style-name="Textbody"><text:span text:style-name="T385"><draw:frame draw:style-name="a26" draw:name="Picture 1" text:anchor-type="as-char" svg:x="0in" svg:y="0in" svg:width="6.925in" svg:height="2.84931in" style:rel-width="scale" style:rel-height="scale"><draw:image xlink:href="media/image25.png" xlink:type="simple" xlink:show="embed" xlink:actuate="onLoad"/><svg:title/><svg:desc>A screenshot of a computer

Description automatically generated with low confidence</svg:desc></draw:frame></text:span></text:p>
      <text:p text:style-name="Textbody"><text:span text:style-name="T386">Für die Generierung eines Sudokus durch Transformation gab es die Klasse SudokuTransformator. Diese hat einige Funktionen für die Transformation beinhaltet. Dadurch wurde die Klasse der groß.<text:s/></text:span></text:p>
      <text:soft-page-break/>
      <text:p text:style-name="Textbody"><text:span text:style-name="T387"><draw:frame draw:style-name="a27" draw:name="Picture 1" text:anchor-type="as-char" svg:x="0in" svg:y="0in" svg:width="5.69871in" svg:height="9.0012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88">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89"/>
      <text:p text:style-name="Textbody"><text:span text:style-name="T390">Pseudocode für Lösung:</text:span></text:p>
      <text:p text:style-name="P391">public class SudokuGeneratorTransformation {</text:p>
      <text:p text:style-name="Textbody"><text:span text:style-name="T392"><text:tab/></text:span>public Sudoku generateSudoku(Difficulty dif) {</text:p>
      <text:p text:style-name="Textbody"><text:tab/><text:tab/>....</text:p>
      <text:p text:style-name="P393">}</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394">Vorher:</text:p>
      <text:p text:style-name="Textbody"><text:span text:style-name="T395"><draw:frame draw:style-name="a28" draw:name="Picture 1" text:anchor-type="as-char" svg:x="0in" svg:y="0in" svg:width="2.1875in" svg:height="0.89583in" style:rel-width="scale" style:rel-height="scale"><draw:image xlink:href="media/image27.png" xlink:type="simple" xlink:show="embed" xlink:actuate="onLoad"/><svg:title/><svg:desc>A screenshot of a computer

Description automatically generated with low confidence</svg:desc></draw:frame></text:span></text:p>
      <text:p text:style-name="P396">Nachher:</text:p>
      <text:p text:style-name="Textbody"><text:span text:style-name="T397"><draw:frame draw:style-name="a29"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398">Die Methode userInputDialog() kümmert sich um den Spieldialog während eines Spiels. Anfangs war sämtliche Logik in dieser Methode involviert.<text:s/></text:p>
      <text:soft-page-break/>
      <text:p text:style-name="Textbody"><text:span text:style-name="T399"><draw:frame draw:style-name="a30" draw:name="Picture 1" text:anchor-type="as-char" svg:x="0in" svg:y="0in" svg:width="6.925in" svg:height="9.24306in" style:rel-width="scale" style:rel-height="scale"><draw:image xlink:href="media/image29.png" xlink:type="simple" xlink:show="embed" xlink:actuate="onLoad"/><svg:title/><svg:desc>A screenshot of a computer program

Description automatically generated with medium confidence</svg:desc></draw:frame></text:span></text:p>
      <text:soft-page-break/>
      <text:p text:style-name="P400">Die einzelnen Überprüfungen wurden dann in einzelne Methoden ausgelagert. Dadurch ist eine einfachere Anpassung und vor allem übersichtlichere Darstellung vorhanden.</text:p>
      <text:p text:style-name="P401">Pseudocode für Lösung:</text:p>
      <text:p text:style-name="P402">private Boolean userInputDialog(){</text:p>
      <text:p text:style-name="Textbody"><text:span text:style-name="T403"><text:tab/></text:span><text:span text:style-name="T404">getCorrectValue()</text:span></text:p>
      <text:p text:style-name="P405"><text:tab/>getRowFromSplitInput()</text:p>
      <text:p text:style-name="P406"><text:tab/>getColFromSplitInput()</text:p>
      <text:p text:style-name="P407">}</text:p>
      <text:p text:style-name="P408">private int getCorrectValue(String fieldInput)</text:p>
      <text:p text:style-name="P409">private int[] splitControleInputInteger(String input)</text:p>
      <text:p text:style-name="P410">private int getRowFromSplitInput(int[] splitInput)</text:p>
      <text:p text:style-name="P411">private int getColFromSplitInput(int[] splitInput)</text:p>
      <text:p text:style-name="P412">private Boolean areHintsActivated()</text:p>
      <text:p text:style-name="P413">private Boolean isValueHint(String input)</text:p>
      <text:p text:style-name="P414">....</text:p>
      <text:h text:style-name="P415" text:outline-level="3">3 Refactorings (6P)</text:h>
      <text:p text:style-name="P416">[3 unterschiedliche Refactorings aus der Vorlesung anwenden, begründen, sowie UML vorher/nachher liefern; jeweils auf die Commits verweisen]</text:p>
      <text:p text:style-name="P417">1. Extract Method</text:p>
      <text:p text:style-name="P418">Commits:</text:p>
      <text:p text:style-name="Textbody"><text:span text:style-name="T419">https://github.com/mohjohfox/cli-sudoku/commit/e359a100d94f71ccd615d0bbdcba66936b10a89f<text:s/></text:span><text:a xlink:href="https://github.com/mohjohfox/cli-sudoku/commit/4738147c9426e0db1e6ef323c63690bb3d34c8d8" office:target-frame-name="_top" xlink:show="replace"><text:span text:style-name="T420">https://github.com/mohjohfox/cli-sudoku/commit/4738147c9426e0db1e6ef323c63690bb3d34c8d8</text:span></text:a></text:p>
      <text:p text:style-name="Textbody"><text:span text:style-name="T421">Vorher:</text:span></text:p>
      <text:p text:style-name="Textbody"><text:span text:style-name="T422"><draw:frame draw:style-name="a31" draw:name="Picture 1" text:anchor-type="as-char" svg:x="0in" svg:y="0in" svg:width="2.1875in" svg:height="0.89583in" style:rel-width="scale" style:rel-height="scale"><draw:image xlink:href="media/image27.png" xlink:type="simple" xlink:show="embed" xlink:actuate="onLoad"/><svg:title/><svg:desc/></draw:frame></text:span></text:p>
      <text:p text:style-name="Textbody"><text:span text:style-name="T423">Nachher:</text:span></text:p>
      <text:soft-page-break/>
      <text:p text:style-name="Textbody"><text:span text:style-name="T424"><draw:frame draw:style-name="a32"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Textbody"><text:span text:style-name="T425">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26">2. Rename Method</text:p>
      <text:p text:style-name="Textbody"><text:span text:style-name="T427">Commit:</text:span></text:p>
      <text:p text:style-name="Textbody"><text:span text:style-name="T428"><text:s/></text:span><text:a xlink:href="https://github.com/mohjohfox/cli-sudoku/commit/c1a1c020983c141d73346a8bbd2f2940f61e2819" office:target-frame-name="_top" xlink:show="replace"><text:span text:style-name="T429">https://github.com/mohjohfox/cli-sudoku/commit/c1a1c020983c141d73346a8bbd2f2940f61e2819</text:span></text:a></text:p>
      <text:p text:style-name="Textbody"><text:span text:style-name="T430">Vorher:</text:span></text:p>
      <text:p text:style-name="Textbody"><text:span text:style-name="T431"><draw:frame draw:style-name="a33" draw:name="Picture 1" text:anchor-type="as-char" svg:x="0in" svg:y="0in" svg:width="3.30208in" svg:height="2.14583in" style:rel-width="scale" style:rel-height="scale"><draw:image xlink:href="media/image30.png" xlink:type="simple" xlink:show="embed" xlink:actuate="onLoad"/><svg:title/><svg:desc>A picture containing text, screenshot, font, line

Description automatically generated</svg:desc></draw:frame></text:span></text:p>
      <text:p text:style-name="Textbody"><text:span text:style-name="T432">Nachher:</text:span></text:p>
      <text:soft-page-break/>
      <text:p text:style-name="Textbody"><text:span text:style-name="T433"><draw:frame draw:style-name="a34" draw:name="Picture 1" text:anchor-type="as-char" svg:x="0in" svg:y="0in" svg:width="3.40625in" svg:height="2.14583in" style:rel-width="scale" style:rel-height="scale"><draw:image xlink:href="media/image31.png" xlink:type="simple" xlink:show="embed" xlink:actuate="onLoad"/><svg:title/><svg:desc>A picture containing text, screenshot, font, line

Description automatically generated</svg:desc></draw:frame></text:span></text:p>
      <text:p text:style-name="Textbody"><text:span text:style-name="T434">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35">3. Replace Temp with Query</text:p>
      <text:p text:style-name="P436">Commit:</text:p>
      <text:p text:style-name="Textbody"><text:a xlink:href="https://github.com/mohjohfox/cli-sudoku/commit/7c5748a5c3a075f9ba7ae67c101a72c45ca0b346" office:target-frame-name="_top" xlink:show="replace"><text:span text:style-name="T437">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38">https://github.com/mohjohfox/cli-sudoku/commit/85b236f90bbbc50a47aa926c810e7be4a170c043</text:span></text:a></text:p>
      <text:p text:style-name="Textbody"><text:span text:style-name="T439"><draw:frame draw:z-index="9" draw:style-name="a35" draw:name="Image10" text:anchor-type="paragraph" svg:x="0in" svg:y="0in" svg:width="2.8228in" svg:height="0.8752in" style:rel-width="scale" style:rel-height="scale"><draw:image xlink:href="media/image32.png" xlink:type="simple" xlink:show="embed" xlink:actuate="onLoad"/><svg:title/><svg:desc/></draw:frame></text:span></text:p>
      <text:p text:style-name="P440"/>
      <text:p text:style-name="Textbody"/>
      <text:p text:style-name="P441">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42" text:outline-level="1">Kapitel 8: Entwurfsmuster (8P)</text:h>
      <text:p text:style-name="Textbody"><text:span text:style-name="T443">[2 unterschiedliche Entwurfsmuster aus der Vorlesung (oder<text:s/></text:span><text:span text:style-name="T444">nach Absprache</text:span><text:span text:style-name="T445"><text:s/>auch andere) jeweils sinnvoll einsetzen, begründen und UML-Diagramm]</text:span></text:p>
      <text:h text:style-name="P446" text:outline-level="3">Entwurfsmuster: [Builder] (4P)</text:h>
      <text:p text:style-name="StandardWeb"><text:span text:style-name="T447">Für das Erstellen eines Sudokuobjekts wird das Builder-Pattern genutzt.<text:s/></text:span>Nachfolgend sind die Beweggründe aufgezeigt:<text:s/></text:p>
      <text:p text:style-name="StandardWeb"/>
      <text:soft-page-break/>
      <text:list text:style-name="LFO4" text:continue-numbering="true">
        <text:list-item>
          <text:p text:style-name="P448">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49">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50">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51">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52">Insgesamt verbessert der Einsatz eines Builders die Flexibilität, Lesbarkeit und Wartbarkeit des Codes, insbesondere wenn Sie mit einer Klasse arbeiten, die mehrere Konfigurationsparameter hat und deren Erstellung komplex sein kann.</text:p>
      <text:p text:style-name="P453"/>
      <text:soft-page-break/>
      <text:p text:style-name="P454"><draw:frame draw:style-name="a36" draw:name="Picture 1" text:anchor-type="as-char" svg:x="0in" svg:y="0in" svg:width="6.925in" svg:height="6.10972in" style:rel-width="scale" style:rel-height="scale"><draw:image xlink:href="media/image33.png" xlink:type="simple" xlink:show="embed" xlink:actuate="onLoad"/><svg:title/><svg:desc/></draw:frame></text:p>
      <text:p text:style-name="Textbody"/>
      <text:h text:style-name="P455" text:outline-level="3">Entwurfsmuster: [Singelton] (4P)</text:h>
      <text:p text:style-name="P456">Die Klasse DependencyFactory ist als Singelton implementiert, da Sie eine Art Dependency Injection-Framework implementiert.</text:p>
      <text:p text:style-name="P457"><text:span text:style-name="T458">Das Singleton-Entwurfsmuster gewährleistet, dass nur eine einzige Instanz der Klasse<text:s/></text:span><text:span text:style-name="T459">DependencyFactory</text:span><text:span text:style-name="T460"><text:s/>existiert und bietet einen globalen Zugriffspunkt auf diese Instanz über die statische Methode<text:s/></text:span><text:span text:style-name="T461">getInstance()</text:span><text:span text:style-name="T462">.</text:span></text:p>
      <text:p text:style-name="P463"><text:span text:style-name="T464">Durch die Verwendung des Singleton-Entwurfsmusters können Sie sicherstellen, dass es nur eine einzige Instanz der<text:s/></text:span><text:span text:style-name="T465">DependencyFactory</text:span><text:span text:style-name="T466"><text:s/>gibt, um eine konsistente Verwaltung der Abhängigkeiten zu gewährleisten. Jeder Aufruf von<text:s/></text:span><text:span text:style-name="T467">getInstance()</text:span><text:span text:style-name="T468"><text:s/>gibt die gleiche Instanz zurück.</text:span></text:p>
      <text:p text:style-name="P469"><text:span text:style-name="T470">Die<text:s/></text:span><text:span text:style-name="T471">DependencyFactory</text:span><text:span text:style-name="T472"><text:s/>ermöglicht das Registrieren von Abhängigkeiten über die Methode<text:s/></text:span><text:span text:style-name="T473">registerDependency()</text:span><text:span text:style-name="T474"><text:s/>und das Abrufen von Abhängigkeiten über die Methode<text:s/></text:span><text:span text:style-name="T475">getDependency()</text:span><text:span text:style-name="T476">. Damit können Sie Objekte verschiedener Klassen registrieren und abrufen, indem Sie den gewünschten Typ angeben.</text:span></text:p>
      <text:soft-page-break/>
      <text:p text:style-name="Textbody"><draw:frame draw:style-name="a37" draw:name="Picture 1" text:anchor-type="as-char" svg:x="0in" svg:y="0in" svg:width="3.88542in" svg:height="1.79167in" style:rel-width="scale" style:rel-height="scale"><draw:image xlink:href="media/image34.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0T18:32:00Z</dc:date>
    <meta:template xlink:href="Normal" xlink:type="simple"/>
    <meta:editing-cycles>352</meta:editing-cycles>
    <meta:editing-duration>PT3900S</meta:editing-duration>
    <meta:document-statistic meta:page-count="39" meta:paragraph-count="98" meta:word-count="7356" meta:character-count="49192" meta:row-count="349" meta:non-whitespace-character-count="41934"/>
  </office:meta>
</office:document-meta>
</file>